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8ac7e"/>
    </style:style>
    <style:style style:name="P2" style:family="paragraph" style:parent-style-name="Standard">
      <style:text-properties officeooo:paragraph-rsid="001a8c50"/>
    </style:style>
    <style:style style:name="P3" style:family="paragraph" style:parent-style-name="Standard">
      <style:text-properties officeooo:rsid="001b167f" officeooo:paragraph-rsid="001b7155"/>
    </style:style>
    <style:style style:name="P4" style:family="paragraph" style:parent-style-name="Standard">
      <style:text-properties officeooo:rsid="001b167f" officeooo:paragraph-rsid="0048111e"/>
    </style:style>
    <style:style style:name="P5" style:family="paragraph" style:parent-style-name="Standard">
      <style:text-properties officeooo:rsid="001b7155" officeooo:paragraph-rsid="001b7155"/>
    </style:style>
    <style:style style:name="P6" style:family="paragraph" style:parent-style-name="Standard">
      <style:text-properties officeooo:rsid="001b7155" officeooo:paragraph-rsid="0048111e"/>
    </style:style>
    <style:style style:name="P7" style:family="paragraph" style:parent-style-name="Standard">
      <style:text-properties officeooo:rsid="001cf78a" officeooo:paragraph-rsid="001b7155"/>
    </style:style>
    <style:style style:name="P8" style:family="paragraph" style:parent-style-name="Standard">
      <style:text-properties officeooo:rsid="001d863d" officeooo:paragraph-rsid="001d863d"/>
    </style:style>
    <style:style style:name="P9" style:family="paragraph" style:parent-style-name="Standard">
      <style:text-properties officeooo:rsid="001ec747" officeooo:paragraph-rsid="001ec747"/>
    </style:style>
    <style:style style:name="P10" style:family="paragraph" style:parent-style-name="Standard">
      <style:text-properties officeooo:rsid="001fec82" officeooo:paragraph-rsid="001fec82"/>
    </style:style>
    <style:style style:name="P11" style:family="paragraph" style:parent-style-name="Standard">
      <style:text-properties officeooo:paragraph-rsid="002c8b0d"/>
    </style:style>
    <style:style style:name="P12" style:family="paragraph" style:parent-style-name="Standard">
      <style:text-properties officeooo:paragraph-rsid="0048111e"/>
    </style:style>
    <style:style style:name="T1" style:family="text">
      <style:text-properties officeooo:rsid="001330f3"/>
    </style:style>
    <style:style style:name="T2" style:family="text">
      <style:text-properties officeooo:rsid="0018ac7e"/>
    </style:style>
    <style:style style:name="T3" style:family="text">
      <style:text-properties officeooo:rsid="001a8c50"/>
    </style:style>
    <style:style style:name="T4" style:family="text">
      <style:text-properties officeooo:rsid="001b167f"/>
    </style:style>
    <style:style style:name="T5" style:family="text">
      <style:text-properties officeooo:rsid="001b7155"/>
    </style:style>
    <style:style style:name="T6" style:family="text">
      <style:text-properties officeooo:rsid="00226fb6"/>
    </style:style>
    <style:style style:name="T7" style:family="text">
      <style:text-properties officeooo:rsid="00255c8d"/>
    </style:style>
    <style:style style:name="T8" style:family="text">
      <style:text-properties officeooo:rsid="002c8b0d"/>
    </style:style>
    <style:style style:name="T9" style:family="text">
      <style:text-properties officeooo:rsid="002f40a2"/>
    </style:style>
    <style:style style:name="T10" style:family="text">
      <style:text-properties officeooo:rsid="00302a9d"/>
    </style:style>
    <style:style style:name="T11" style:family="text">
      <style:text-properties officeooo:rsid="0031ce90"/>
    </style:style>
    <style:style style:name="T12" style:family="text">
      <style:text-properties officeooo:rsid="00351cb0"/>
    </style:style>
    <style:style style:name="T13" style:family="text">
      <style:text-properties officeooo:rsid="0036278b"/>
    </style:style>
    <style:style style:name="T14" style:family="text">
      <style:text-properties officeooo:rsid="003a96e3"/>
    </style:style>
    <style:style style:name="T15" style:family="text">
      <style:text-properties officeooo:rsid="003c89eb"/>
    </style:style>
    <style:style style:name="T16" style:family="text">
      <style:text-properties officeooo:rsid="003f0572"/>
    </style:style>
    <style:style style:name="T17" style:family="text">
      <style:text-properties officeooo:rsid="0041d0a3"/>
    </style:style>
    <style:style style:name="T18" style:family="text">
      <style:text-properties officeooo:rsid="0046d442"/>
    </style:style>
    <style:style style:name="T19" style:family="text">
      <style:text-properties officeooo:rsid="0047d1c0"/>
    </style:style>
    <style:style style:name="T20" style:family="text">
      <style:text-properties officeooo:rsid="0048111e"/>
    </style:style>
    <style:style style:name="T21" style:family="text">
      <style:text-properties officeooo:rsid="004e4e25"/>
    </style:style>
    <style:style style:name="T22" style:family="text">
      <style:text-properties officeooo:rsid="005042f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Instructions: </text:p>
      <text:p text:style-name="P8">1. Any form of communication between any two students is not allowed</text:p>
      <text:p text:style-name="P8">2. Internet and materials can be used in the hall.</text:p>
      <text:p text:style-name="P8">3. Output needs to be explained to instructor in the class. Marking will be done based on the answer and the explanation</text:p>
      <text:p text:style-name="P9">4. Each student needs to answer one question as per allotment in the exam hall</text:p>
      <text:p text:style-name="Standard"/>
      <text:p text:style-name="Standard"/>
      <text:p text:style-name="P10">QUESTIONS:</text:p>
      <text:p text:style-name="P10"/>
      <text:p text:style-name="Standard">Q1 Take input.txt as input to the programme.</text:p>
      <text:p text:style-name="Standard">A. Develop a Hadoop application to identify all the lines with the word “error” and place in an output file</text:p>
      <text:p text:style-name="Standard">with full path /error.txt. Identify all the lines with the word “<text:span text:style-name="T6">FATAL</text:span>” and place in an output file with full</text:p>
      <text:p text:style-name="Standard">path /<text:span text:style-name="T7">fatal</text:span>.txt</text:p>
      <text:p text:style-name="Standard"/>
      <text:p text:style-name="Standard">B. Develop a Java programme to do the processing in Part A in a centralized way.</text:p>
      <text:p text:style-name="Standard"/>
      <text:p text:style-name="Standard"/>
      <text:p text:style-name="Standard"/>
      <text:p text:style-name="Standard">Q2. Take input_reader.txt as input to the programme.</text:p>
      <text:p text:style-name="P11">A. Develop a custom record reader to feed every alternate fourth line (lines 4, 8, 12, etc.) to the mapper. Output two files: the first file should contain all entries with a value in column 3 (counting from 1, using commas as separators) less than 120<text:span text:style-name="T8">6</text:span>, while the second file should contain all entries with a value in column 3 greater than or equal to 120<text:span text:style-name="T8">6</text:span>.</text:p>
      <text:p text:style-name="Standard">B. Read name.txt and print alternate the lines in a Java programme</text:p>
      <text:p text:style-name="Standard"/>
      <text:p text:style-name="Standard"/>
      <text:p text:style-name="Standard"/>
      <text:p text:style-name="Standard">Q<text:span text:style-name="T9">3</text:span>. Take inputData.csv as input. Consider amount as price*quantity and price as unit price of the product.</text:p>
      <text:p text:style-name="Standard">A. Develop a Hadoop Application to generate total amount for each product for all transactions.</text:p>
      <text:p text:style-name="Standard">Output needs to be sorted alphabetically according to product name</text:p>
      <text:p text:style-name="Standard">B. Log total time taken by Mapper in a file in local file system.</text:p>
      <text:p text:style-name="Standard"/>
      <text:p text:style-name="Standard"/>
      <text:p text:style-name="Standard"/>
      <text:p text:style-name="Standard">Q<text:span text:style-name="T9">4</text:span>. Take name.txt and rec.txt as input.</text:p>
      <text:p text:style-name="Standard">A. Use Hadoop to do the following:</text:p>
      <text:p text:style-name="Standard">Select id, name, title, address where id satisfies the condition <text:span text:style-name="T10">6</text:span> &lt; id &lt; 9. Store output in /output1.txt</text:p>
      <text:p text:style-name="Standard">(name.txt, rec.txt).</text:p>
      <text:p text:style-name="Standard">id = column 1 of the data</text:p>
      <text:p text:style-name="Standard">Select id, name, title, address where id satisfies the condition 1 &lt; id &lt; <text:span text:style-name="T10">6</text:span>. Store output in /output1.txt</text:p>
      <text:p text:style-name="Standard">(name.txt, rec.txt).</text:p>
      <text:p text:style-name="Standard">id = column 1 of the data</text:p>
      <text:p text:style-name="Standard">B. Develop a Java programme to do the processing in Part A in a centralized way.</text:p>
      <text:p text:style-name="Standard"/>
      <text:p text:style-name="Standard">Q<text:span text:style-name="T12">5</text:span>. Take SalesJan2009.csv as input.</text:p>
      <text:p text:style-name="Standard">A. Use Hadoop to find top <text:span text:style-name="T11">6</text:span> prices from the set of transactions.</text:p>
      <text:p text:style-name="Standard">B. Print number of 'unused' cells encountered</text:p>
      <text:p text:style-name="Standard"/>
      <text:p text:style-name="Standard"><text:soft-page-break/>Q<text:span text:style-name="T13">6</text:span>. Take caller.txt as input</text:p>
      <text:p text:style-name="Standard">Col1: ID, Col2: Name, Col3: Age, Col4: Gender Col5: Number of calls</text:p>
      <text:p text:style-name="Standard">Age Range:</text:p>
      <text:p text:style-name="Standard">5-<text:span text:style-name="T13">1</text:span>0, 15-2<text:span text:style-name="T13">2</text:span>, 21-30, 31-80</text:p>
      <text:p text:style-name="Standard">Gender: Male, Female</text:p>
      <text:p text:style-name="Standard">A. For each age range, for each gender, find the caller who made maximum number of calls with the number of call<text:span text:style-name="T1">s</text:span></text:p>
      <text:p text:style-name="Standard">B. <text:span text:style-name="T3">Please quote the line from </text:span><text:a xlink:type="simple" xlink:href="https://github.com/facebookarchive/hadoop-20/tree/master/src/mapred/org/apache/hadoop/mapreduce" text:style-name="Internet_20_link" text:visited-style-name="Visited_20_Internet_20_Link"><text:span text:style-name="T2">https://github.com/facebookarchive/hadoop-20/tree/master/src/mapred/org/apache/hadoop/mapreduce</text:span></text:a><text:span text:style-name="T2"> where Hadoop </text:span><text:span text:style-name="T3">A</text:span><text:span text:style-name="T2">pplication </text:span><text:span text:style-name="T4">reduce</text:span><text:span text:style-name="T2"> method is invoked.</text:span></text:p>
      <text:p text:style-name="Standard"/>
      <text:p text:style-name="Standard">Q<text:span text:style-name="T15">7</text:span>. Take caller.txt as input.</text:p>
      <text:p text:style-name="Standard">Col1: ID, Col2: Name, Col3: Age, Col4: Gender Col5: Number of calls</text:p>
      <text:p text:style-name="Standard">Age Range:</text:p>
      <text:p text:style-name="Standard">5-10, 15-2<text:span text:style-name="T14">2</text:span>, 21-30, 31-80</text:p>
      <text:p text:style-name="Standard">Gender: Male, Female</text:p>
      <text:p text:style-name="Standard">A. For each age range, for each gender, find top two callers who made maximum number of calls.</text:p>
      <text:p text:style-name="P2">B. <text:span text:style-name="T3">Please quote the line from </text:span><text:a xlink:type="simple" xlink:href="https://github.com/facebookarchive/hadoop-20/tree/master/src/mapred/org/apache/hadoop/mapreduce" text:style-name="Internet_20_link" text:visited-style-name="Visited_20_Internet_20_Link"><text:span text:style-name="T2">https://github.com/facebookarchive/hadoop-20/tree/master/src/mapred/org/apache/hadoop/mapreduce</text:span></text:a><text:span text:style-name="T2"> where Hadoop </text:span><text:span text:style-name="T3">A</text:span><text:span text:style-name="T2">pplication nextKeyValue </text:span><text:span text:style-name="T3">(Custom Record reader)</text:span><text:span text:style-name="T2"> method is invoked.</text:span></text:p>
      <text:p text:style-name="Standard"/>
      <text:p text:style-name="Standard">Q<text:span text:style-name="T15">8</text:span>. Take inputData.csv as input. Consider amount as price*quantity and price as unit price of the product.</text:p>
      <text:p text:style-name="Standard">A. Develop a Hadoop Application to generate maximum amount for each product for all transactions.</text:p>
      <text:p text:style-name="Standard">Output needs to be sorted alphabetically according to product name</text:p>
      <text:p text:style-name="P1">B. <text:span text:style-name="T3">Please quote the line from </text:span><text:a xlink:type="simple" xlink:href="https://github.com/facebookarchive/hadoop-20/tree/master/src/mapred/org/apache/hadoop/mapreduce" text:style-name="Internet_20_link" text:visited-style-name="Visited_20_Internet_20_Link"><text:span text:style-name="T2">https://github.com/facebookarchive/hadoop-20/tree/master/src/mapred/org/apache/hadoop/mapreduce</text:span></text:a><text:span text:style-name="T2"> where Hadoop </text:span><text:span text:style-name="T3">A</text:span><text:span text:style-name="T2">pplication Partitioner method is invoked.</text:span></text:p>
      <text:p text:style-name="Standard"/>
      <text:p text:style-name="Standard">Q<text:span text:style-name="T16">9</text:span>. Take inputData.csv as input. Consider amount as price*quantity and price as unit price of the</text:p>
      <text:p text:style-name="Standard">product.</text:p>
      <text:p text:style-name="Standard">A. Develop a Hadoop Application to generate product name and average amount for each product for all transactions.</text:p>
      <text:p text:style-name="Standard">Output needs to be sorted alphabetically according to product name</text:p>
      <text:p text:style-name="Standard">B. Show how you can use combiner to optimize.</text:p>
      <text:p text:style-name="Standard"/>
      <text:p text:style-name="Standard"/>
      <text:p text:style-name="Standard"/>
      <text:p text:style-name="Standard">Q1<text:span text:style-name="T16">0</text:span>. Take inputDataTemp-hash.csv as input.</text:p>
      <text:p text:style-name="Standard">A. Develop a Hadoop Application to generate City name and maximum temperature of each city in 24 hours in all readings.</text:p>
      <text:p text:style-name="Standard">Output needs to be sorted alphabetically according to city name. First column should show City and</text:p>
      <text:p text:style-name="Standard">second column needs to show temperature.</text:p>
      <text:p text:style-name="Standard">B. Implement a custom counter to count the number of entries not processed by the programme.</text:p>
      <text:p text:style-name="Standard"/>
      <text:p text:style-name="Standard"/>
      <text:p text:style-name="Standard"/>
      <text:p text:style-name="Standard"/>
      <text:p text:style-name="Standard"/>
      <text:p text:style-name="Standard">Q1<text:span text:style-name="T17">1</text:span>. Take inputDataTemp-Hash.csv as input.</text:p>
      <text:p text:style-name="Standard"><text:soft-page-break/>A. Develop a Hadoop Application to generate City name and minimum temperature of each city in 24 hours in all readings.</text:p>
      <text:p text:style-name="Standard">Output needs to be sorted alphabetically according to city name. First column should show temperature and second column needs to show city name.</text:p>
      <text:p text:style-name="Standard">B. Implement a custom counter to count the number of entries not processed by the programme.</text:p>
      <text:p text:style-name="Standard"/>
      <text:p text:style-name="Standard"/>
      <text:p text:style-name="P3">Q1<text:span text:style-name="T18">2</text:span>. Develop a Hadoop Application. Consider the words available in the file 'WordsInUse.txt' considering case sensitivity. Print the number of occurrences of these words in the file 'lyrics.txt'. <text:span text:style-name="T5">Please print the total time taken by Mapper class of this program.</text:span></text:p>
      <text:p text:style-name="P3"/>
      <text:p text:style-name="P5">Q1<text:span text:style-name="T19">3</text:span>. Develop a hadoop application to perform the following.</text:p>
      <text:p text:style-name="P5">• Calculate the number of classes taken by each Teacher.</text:p>
      <text:p text:style-name="P5">• Use custom counter to display number of headers in input data.</text:p>
      <text:p text:style-name="P5">Blank cell needs to be interpreted appropriately.</text:p>
      <text:p text:style-name="P5">Data: classes.csv</text:p>
      <text:p text:style-name="P5"/>
      <text:p text:style-name="P5"/>
      <text:p text:style-name="P12">Q1<text:span text:style-name="T20">4</text:span> Take input.txt as input to the programme.</text:p>
      <text:p text:style-name="P12">A. Develop a Hadoop application to identify all the lines with the word “error” and place in an output file</text:p>
      <text:p text:style-name="P12">with full path /error.txt. Identify all the lines with the word “<text:span text:style-name="T6">FATAL</text:span>” and place in an output file with full</text:p>
      <text:p text:style-name="P12">path /<text:span text:style-name="T7">fatal</text:span>.txt</text:p>
      <text:p text:style-name="P12"/>
      <text:p text:style-name="P12">B. Develop a Java programme to do the processing in Part A in a centralized way.</text:p>
      <text:p text:style-name="P12"/>
      <text:p text:style-name="P12"/>
      <text:p text:style-name="P12"/>
      <text:p text:style-name="P12">Q<text:span text:style-name="T20">15</text:span>. Take input_reader.txt as input to the programme.</text:p>
      <text:p text:style-name="P12">A. Develop a custom record reader to feed every alternate fourth line (lines 4, 8, 12, etc.) to the mapper. Output two files: the first file should contain all entries with a value in column 3 (counting from 1, using commas as separators) less than 120<text:span text:style-name="T8">6</text:span>, while the second file should contain all entries with a value in column 3 greater than or equal to 120<text:span text:style-name="T8">6</text:span>.</text:p>
      <text:p text:style-name="P12">B. Read name.txt and print alternate the lines in a Java programme</text:p>
      <text:p text:style-name="P12"/>
      <text:p text:style-name="P12"/>
      <text:p text:style-name="P12"/>
      <text:p text:style-name="P12"/>
      <text:p text:style-name="P12"/>
      <text:p text:style-name="P12">Q<text:span text:style-name="T20">16</text:span>. Take inputData.csv as input. Consider amount as price*quantity and price as unit price of the product.</text:p>
      <text:p text:style-name="P12">A. Develop a Hadoop Application to generate total amount for each product for all transactions.</text:p>
      <text:p text:style-name="P12">Output needs to be sorted alphabetically according to product name</text:p>
      <text:p text:style-name="P12">B. Log total time taken by Mapper in a file in local file system.</text:p>
      <text:p text:style-name="P12"/>
      <text:p text:style-name="P12"/>
      <text:p text:style-name="P12"/>
      <text:p text:style-name="P12">Q<text:span text:style-name="T20">17</text:span>. Take name.txt and rec.txt as input.</text:p>
      <text:p text:style-name="P12">A. Use Hadoop to do the following:</text:p>
      <text:p text:style-name="P12">Select id, name, title, address where id satisfies the condition <text:span text:style-name="T10">6</text:span> &lt; id &lt; 9. Store output in /output1.txt</text:p>
      <text:p text:style-name="P12">(name.txt, rec.txt).</text:p>
      <text:p text:style-name="P12"><text:soft-page-break/>id = column 1 of the data</text:p>
      <text:p text:style-name="P12">Select id, name, title, address where id satisfies the condition 1 &lt; id &lt; <text:span text:style-name="T10">6</text:span>. Store output in /output1.txt</text:p>
      <text:p text:style-name="P12">(name.txt, rec.txt).</text:p>
      <text:p text:style-name="P12">id = column 1 of the data</text:p>
      <text:p text:style-name="P12">B. Develop a Java programme to do the processing in Part A in a centralized way.</text:p>
      <text:p text:style-name="P12"/>
      <text:p text:style-name="P12">Q<text:span text:style-name="T20">18</text:span>. Take SalesJan2009.csv as input.</text:p>
      <text:p text:style-name="P12">A. Use Hadoop to find top <text:span text:style-name="T11">6</text:span> prices from the set of transactions.</text:p>
      <text:p text:style-name="P12">B. Print number of 'unused' cells encountered</text:p>
      <text:p text:style-name="P12"/>
      <text:p text:style-name="P12">Q<text:span text:style-name="T20">1</text:span><text:span text:style-name="T21">9</text:span>. Take caller.txt as input</text:p>
      <text:p text:style-name="P12">Col1: ID, Col2: Name, Col3: Age, Col4: Gender Col5: Number of calls</text:p>
      <text:p text:style-name="P12">Age Range:</text:p>
      <text:p text:style-name="P12">5-<text:span text:style-name="T13">1</text:span>0, 15-2<text:span text:style-name="T13">2</text:span>, 21-30, 31-80</text:p>
      <text:p text:style-name="P12">Gender: Male, Female</text:p>
      <text:p text:style-name="P12">A. For each age range, for each gender, find the caller who made maximum number of calls with the number of call<text:span text:style-name="T1">s</text:span></text:p>
      <text:p text:style-name="P12">B. <text:span text:style-name="T3">Please quote the line from </text:span><text:a xlink:type="simple" xlink:href="https://github.com/facebookarchive/hadoop-20/tree/master/src/mapred/org/apache/hadoop/mapreduce" text:style-name="Internet_20_link" text:visited-style-name="Visited_20_Internet_20_Link"><text:span text:style-name="T2">https://github.com/facebookarchive/hadoop-20/tree/master/src/mapred/org/apache/hadoop/mapreduce</text:span></text:a><text:span text:style-name="T2"> where Hadoop </text:span><text:span text:style-name="T3">A</text:span><text:span text:style-name="T2">pplication </text:span><text:span text:style-name="T22">map</text:span><text:span text:style-name="T2"> method is invoked.</text:span></text:p>
      <text:p text:style-name="P12"/>
      <text:p text:style-name="P12">Q<text:span text:style-name="T20">20</text:span>. Take caller.txt as input.</text:p>
      <text:p text:style-name="P12">Col1: ID, Col2: Name, Col3: Age, Col4: Gender Col5: Number of calls</text:p>
      <text:p text:style-name="P12">Age Range:</text:p>
      <text:p text:style-name="P12">5-10, 15-2<text:span text:style-name="T14">2</text:span>, 21-30, 31-80</text:p>
      <text:p text:style-name="P12">Gender: Male, Female</text:p>
      <text:p text:style-name="P12">A. For each age range, for each gender, find top two callers who made maximum number of calls.</text:p>
      <text:p text:style-name="P12">B. <text:span text:style-name="T3">Please quote the line from </text:span><text:a xlink:type="simple" xlink:href="https://github.com/facebookarchive/hadoop-20/tree/master/src/mapred/org/apache/hadoop/mapreduce" text:style-name="Internet_20_link" text:visited-style-name="Visited_20_Internet_20_Link"><text:span text:style-name="T2">https://github.com/facebookarchive/hadoop-20/tree/master/src/mapred/org/apache/hadoop/mapreduce</text:span></text:a><text:span text:style-name="T2"> where Hadoop </text:span><text:span text:style-name="T3">A</text:span><text:span text:style-name="T2">pplication getCurrentKey </text:span><text:span text:style-name="T3">(Custom Record reader)</text:span><text:span text:style-name="T2"> method is invoked.</text:span></text:p>
      <text:p text:style-name="P12"/>
      <text:p text:style-name="P12">Q<text:span text:style-name="T20">21</text:span>. Take inputData.csv as input. Consider amount as price*quantity and price as unit price of the product.</text:p>
      <text:p text:style-name="P12">A. Develop a Hadoop Application to generate maximum amount for each product for all transactions.</text:p>
      <text:p text:style-name="P12">Output needs to be sorted alphabetically according to product name</text:p>
      <text:p text:style-name="P12">B. <text:span text:style-name="T3">Please quote the line from </text:span><text:a xlink:type="simple" xlink:href="https://github.com/facebookarchive/hadoop-20/tree/master/src/mapred/org/apache/hadoop/mapreduce" text:style-name="Internet_20_link" text:visited-style-name="Visited_20_Internet_20_Link"><text:span text:style-name="T2">https://github.com/facebookarchive/hadoop-20/tree/master/src/mapred/org/apache/hadoop/mapreduce</text:span></text:a><text:span text:style-name="T2"> where Hadoop </text:span><text:span text:style-name="T3">A</text:span><text:span text:style-name="T2">pplication Partitioner method is invoked.</text:span></text:p>
      <text:p text:style-name="P12"/>
      <text:p text:style-name="P12">Q<text:span text:style-name="T20">22</text:span>. Take inputData.csv as input. Consider amount as price*quantity and price as unit price of the</text:p>
      <text:p text:style-name="P12">product.</text:p>
      <text:p text:style-name="P12">A. Develop a Hadoop Application to generate product name and average amount for each product for all transactions.</text:p>
      <text:p text:style-name="P12">Output needs to be sorted alphabetically according to product name</text:p>
      <text:p text:style-name="P12">B. Show how you can use combiner to optimize.</text:p>
      <text:p text:style-name="P12"/>
      <text:p text:style-name="P12"/>
      <text:p text:style-name="P12"/>
      <text:p text:style-name="P12">Q<text:span text:style-name="T20">23</text:span>. Take inputDataTemp-hash.csv as input.</text:p>
      <text:p text:style-name="P12">A. Develop a Hadoop Application to generate City name and maximum temperature of each city in 24 hours in all readings.</text:p>
      <text:p text:style-name="P12"><text:soft-page-break/>Output needs to be sorted alphabetically according to city name. First column should show City and</text:p>
      <text:p text:style-name="P12">second column needs to show temperature.</text:p>
      <text:p text:style-name="P12">B. Implement a custom counter to count the number of entries not processed by the programme.</text:p>
      <text:p text:style-name="P12"/>
      <text:p text:style-name="P12"/>
      <text:p text:style-name="P12">Q<text:span text:style-name="T20">24</text:span>. Take inputDataTemp-Hash.csv as input.</text:p>
      <text:p text:style-name="P12">A. Develop a Hadoop Application to generate City name and minimum temperature of each city in 24 hours in all readings.</text:p>
      <text:p text:style-name="P12">Output needs to be sorted alphabetically according to city name. First column should show temperature and second column needs to show city name.</text:p>
      <text:p text:style-name="P12">B. Implement a custom counter to count the number of entries not processed by the programme.</text:p>
      <text:p text:style-name="P12"/>
      <text:p text:style-name="P12"/>
      <text:p text:style-name="P4">Q<text:span text:style-name="T20">25</text:span>. Develop a Hadoop Application. Consider the words available in the file 'WordsInUse.txt' considering case sensitivity. Print the number of occurrences of these words in the file 'lyrics.txt'. <text:span text:style-name="T5">Please print the total time taken by Mapper class of this program.</text:span></text:p>
      <text:p text:style-name="P4"/>
      <text:p text:style-name="P6">Q<text:span text:style-name="T20">26</text:span>. Develop a hadoop application to perform the following.</text:p>
      <text:p text:style-name="P6">• Calculate the number of classes taken by each Teacher.</text:p>
      <text:p text:style-name="P6">• Use custom counter to display number of headers in input data.</text:p>
      <text:p text:style-name="P6">Blank cell needs to be interpreted appropriately.</text:p>
      <text:p text:style-name="P6">Data: classes.csv</text:p>
      <text:p text:style-name="P6"/>
      <text:p text:style-name="P5"/>
      <text:p text:style-name="P7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9T17:48:00.478618028</meta:creation-date>
    <dc:date>2024-03-11T10:51:31.959296876</dc:date>
    <meta:editing-duration>PT1H26M47S</meta:editing-duration>
    <meta:editing-cycles>39</meta:editing-cycles>
    <meta:generator>LibreOffice/7.3.7.2$Linux_X86_64 LibreOffice_project/30$Build-2</meta:generator>
    <meta:document-statistic meta:table-count="0" meta:image-count="0" meta:object-count="0" meta:page-count="5" meta:paragraph-count="130" meta:word-count="1583" meta:character-count="9797" meta:non-whitespace-character-count="8343"/>
  </office:meta>
</office:document-meta>
</file>